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d57f" officeooo:paragraph-rsid="002cb5eb"/>
    </style:style>
    <style:style style:name="P2" style:family="paragraph" style:parent-style-name="Standard">
      <style:text-properties officeooo:rsid="004aefe7" officeooo:paragraph-rsid="004aefe7"/>
    </style:style>
    <style:style style:name="P3" style:family="paragraph" style:parent-style-name="Heading_20_1">
      <style:text-properties officeooo:rsid="004ac114" officeooo:paragraph-rsid="004ac1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Gamification</text:h>
      <text:p text:style-name="P1"/>
      <text:p text:style-name="P2">Seit dem ersten Projekt der Firma, dem Online-Game TwinKomplex (2011), gehört die Überschneidung von Spiel und Realität zur DNA der Firma. Gamification-Techniken kommen in den Seminaren, aber auch in der Architektur des Portals zum Einsatz. </text:p>
      <text:p text:style-name="P2"/>
      <text:p text:style-name="P2"/>
      <text:p text:style-name="P2">Since the company's first project, the online game TwinKomplex (2011), the intersection of game and reality has been part of the company's DNA. Hence, Gamification techniques are used in the seminars, but also in the architecture of the port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0:00:51.898344345</meta:creation-date>
    <dc:date>2019-04-05T17:23:44.069281805</dc:date>
    <meta:editing-duration>PT1H22M10S</meta:editing-duration>
    <meta:editing-cycles>14</meta:editing-cycles>
    <meta:generator>LibreOffice/6.0.6.2$Linux_X86_64 LibreOffice_project/00m0$Build-2</meta:generator>
    <meta:document-statistic meta:table-count="0" meta:image-count="0" meta:object-count="0" meta:page-count="1" meta:paragraph-count="3" meta:word-count="75" meta:character-count="498" meta:non-whitespace-character-count="424"/>
  </office:meta>
</office:document-meta>
</file>